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38DB6000675C0C487FD39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Times" svg:font-family="Times"/>
    <style:font-face style:name="Times1" svg:font-family="Times" style:font-family-generic="roman"/>
    <style:font-face style:name="OpenSymbol2" svg:font-family="OpenSymbol, 'Courier New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14ca84"/>
    </style:style>
    <style:style style:name="P13" style:family="paragraph" style:parent-style-name="Standard">
      <style:text-properties officeooo:paragraph-rsid="00088062"/>
    </style:style>
    <style:style style:name="P14" style:family="paragraph" style:parent-style-name="Standard">
      <style:text-properties fo:font-style="italic" fo:font-weight="bold" officeooo:paragraph-rsid="0019e40d" style:font-style-asian="italic" style:font-weight-asian="bold" style:font-style-complex="italic"/>
    </style:style>
    <style:style style:name="P15" style:family="paragraph" style:parent-style-name="Standard">
      <style:text-properties fo:font-style="italic" fo:font-weight="bold" officeooo:paragraph-rsid="0019e40d" style:font-style-asian="italic" style:font-weight-asian="bold"/>
    </style:style>
    <style:style style:name="P16" style:family="paragraph" style:parent-style-name="Standard">
      <style:text-properties fo:color="#333333" officeooo:paragraph-rsid="0019e40d"/>
    </style:style>
    <style:style style:name="P17" style:family="paragraph" style:parent-style-name="Standard">
      <style:text-properties officeooo:rsid="001edc1f" officeooo:paragraph-rsid="001edc1f"/>
    </style:style>
    <style:style style:name="P18" style:family="paragraph" style:parent-style-name="Standard">
      <style:paragraph-properties fo:text-align="end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21" style:family="paragraph" style:parent-style-name="Title">
      <style:text-properties fo:font-variant="small-caps"/>
    </style:style>
    <style:style style:name="P22" style:family="paragraph" style:parent-style-name="Standard">
      <style:paragraph-properties fo:margin-left="0.635cm" fo:margin-right="0cm" fo:text-indent="-0.635cm" style:auto-text-indent="false"/>
      <style:text-properties officeooo:paragraph-rsid="0019e40d"/>
    </style:style>
    <style:style style:name="P23" style:family="paragraph" style:parent-style-name="Text_20_body">
      <style:text-properties officeooo:rsid="001ff50d" officeooo:paragraph-rsid="001ff50d"/>
    </style:style>
    <style:style style:name="P24" style:family="paragraph" style:parent-style-name="Text_20_body">
      <style:text-properties officeooo:rsid="00201ecb" officeooo:paragraph-rsid="00201ecb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3.849cm" fo:margin-right="-0.014cm" fo:text-align="start" style:justify-single-word="false" fo:text-indent="-3.836cm" style:auto-text-indent="false">
        <style:tab-stops>
          <style:tab-stop style:position="5.424cm"/>
        </style:tab-stops>
      </style:paragraph-properties>
      <style:text-properties fo:color="#333333" fo:font-size="18pt" fo:font-weight="bold" officeooo:paragraph-rsid="00116faf" style:font-size-asian="18pt" style:font-weight-asian="bold" style:font-weight-complex="bold"/>
    </style:style>
    <style:style style:name="P27" style:family="paragraph" style:parent-style-name="Standard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officeooo:rsid="001edc1f" officeooo:paragraph-rsid="001edc1f" style:text-blinking="false" fo:background-color="transparent" style:font-size-asian="12pt" style:font-size-complex="12pt"/>
    </style:style>
    <style:style style:name="P28" style:family="paragraph" style:parent-style-name="Standard" style:list-style-name="WW8Num3">
      <style:text-properties officeooo:paragraph-rsid="0019e40d"/>
    </style:style>
    <style:style style:name="P29" style:family="paragraph" style:parent-style-name="Standard">
      <style:paragraph-properties fo:text-align="center" style:justify-single-word="false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language="en" fo:country="none" fo:font-weight="bold" officeooo:rsid="002210d0" officeooo:paragraph-rsid="002210d0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language="en" fo:country="none" fo:font-weight="bold" officeooo:rsid="002210d0" officeooo:paragraph-rsid="0023994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language="en" fo:country="none" fo:font-weight="normal" officeooo:rsid="002210d0" officeooo:paragraph-rsid="002210d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language="en" fo:country="none" fo:font-weight="normal" officeooo:rsid="002210d0" officeooo:paragraph-rsid="002210d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language="en" fo:country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en" fo:country="none" fo:font-weight="normal" officeooo:rsid="002210d0" officeooo:paragraph-rsid="002210d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Heading_20_1">
      <style:paragraph-properties fo:text-align="start" style:justify-single-word="false"/>
    </style:style>
    <style:style style:name="P38" style:family="paragraph" style:parent-style-name="Heading_20_1">
      <style:paragraph-properties fo:text-align="start" style:justify-single-word="false" fo:break-before="page"/>
      <style:text-properties officeooo:rsid="0014ca84" officeooo:paragraph-rsid="0014ca84"/>
    </style:style>
    <style:style style:name="P39" style:family="paragraph" style:parent-style-name="Title" style:master-page-name="First_20_Page">
      <style:paragraph-properties style:page-number="auto"/>
      <style:text-properties fo:font-variant="small-caps"/>
    </style:style>
    <style:style style:name="P40" style:family="paragraph" style:parent-style-name="Heading_20_2">
      <style:text-properties officeooo:rsid="001864a7" officeooo:paragraph-rsid="001864a7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fo:font-weight="bold" officeooo:rsid="000a466a" style:font-size-asian="12pt" style:font-style-asian="italic" style:font-weight-asian="bold" style:font-size-complex="12pt"/>
    </style:style>
    <style:style style:name="T4" style:family="text">
      <style:text-properties officeooo:rsid="00088062"/>
    </style:style>
    <style:style style:name="T5" style:family="text">
      <style:text-properties fo:font-size="9pt" fo:font-style="italic" fo:font-weight="bold" style:font-size-asian="9pt" style:font-style-asian="italic" style:font-weight-asian="bold"/>
    </style:style>
    <style:style style:name="T6" style:family="text">
      <style:text-properties officeooo:rsid="000c1e11"/>
    </style:style>
    <style:style style:name="T7" style:family="text">
      <style:text-properties officeooo:rsid="000cfd42"/>
    </style:style>
    <style:style style:name="T8" style:family="text">
      <style:text-properties officeooo:rsid="000e5b29"/>
    </style:style>
    <style:style style:name="T9" style:family="text">
      <style:text-properties fo:language="en" fo:country="none"/>
    </style:style>
    <style:style style:name="T10" style:family="text">
      <style:text-properties fo:language="en" fo:country="US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officeooo:rsid="001d496a" style:text-blinking="false" fo:background-color="transparent" loext:char-shading-value="0" style:font-size-asian="12pt" style:font-size-complex="12pt"/>
    </style:style>
    <style:style style:name="T13" style:family="text">
      <style:text-properties style:font-name="Times1" officeooo:rsid="001a2cf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39948"/>
    </style:style>
    <style:style style:name="T16" style:family="text">
      <style:text-properties officeooo:rsid="0024f37d"/>
    </style:style>
    <style:style style:name="T17" style:family="text">
      <style:text-properties officeooo:rsid="0026350f"/>
    </style:style>
    <style:style style:name="T18" style:family="text">
      <style:text-properties officeooo:rsid="0027509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Zachodniopomorski Uniwersytet Technologiczny</text:p>
      <text:p text:style-name="P21">w Szczecinie</text:p>
      <text:p text:style-name="P2"/>
      <text:p text:style-name="P7">WYDZIAŁ INFORMATYKI</text:p>
      <text:p text:style-name="P9"/>
      <text:p text:style-name="P9"/>
      <text:p text:style-name="Standard"/>
      <text:p text:style-name="P9"><draw:frame draw:style-name="fr1" draw:name="grafika24" text:anchor-type="as-char" svg:width="2.214cm" svg:height="3.956cm" draw:z-index="0"><draw:image xlink:href="Pictures/2000000900038DB6000675C0C487FD39.wmf" xlink:type="simple" xlink:show="embed" xlink:actuate="onLoad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8"><text:bookmark-start text:name="__RefHeading__4040_530245620"/>Grzegorz Różycki<text:bookmark-end text:name="__RefHeading__4040_530245620"/></text:p>
      <text:p text:style-name="P20">Kierunek Informatyka</text:p>
      <text:p text:style-name="P7"/>
      <text:p text:style-name="P26">Badanie wpływu optymalizacji kodu sieciowej aplikacji mobilnej na zużycie energii</text:p>
      <text:p text:style-name="P11"/>
      <text:p text:style-name="P7"/>
      <text:p text:style-name="P7"/>
      <text:p text:style-name="P2"/>
      <text:p text:style-name="P2"/>
      <text:p text:style-name="Standard"/>
      <text:p text:style-name="Standard"/>
      <text:p text:style-name="Standard"><text:tab/><text:tab/><text:tab/><text:tab/><text:tab/><text:tab/><text:tab/>Praca dyplomowa <text:span text:style-name="T4">magist</text:span>erska</text:p>
      <text:p text:style-name="Standard"><text:tab/><text:tab/><text:tab/><text:tab/><text:tab/><text:tab/><text:tab/>napisana pod kierunkiem </text:p>
      <text:p text:style-name="P13"><text:span text:style-name="T5"><text:tab/><text:tab/><text:tab/><text:tab/><text:tab/><text:tab/><text:tab/></text:span><text:span text:style-name="T2">Dr inż. Mirosław</text:span><text:span text:style-name="T3">a</text:span><text:span text:style-name="T2"> Mościcki</text:span><text:span text:style-name="T3">ego</text:span><text:span text:style-name="T1"> </text:span></text:p>
      <text:p text:style-name="Standard"><text:tab/><text:tab/><text:tab/><text:tab/><text:tab/><text:tab/> <text:s text:c="11"/>w Katedrze <text:span text:style-name="T6">Inżynierii Oprogramowania</text:span></text:p>
      <text:h text:style-name="P37" text:outline-level="1"><text:soft-page-break/></text:h>
      <text:p text:style-name="Standard"/>
      <text:h text:style-name="P37" text:outline-level="1"/>
      <text:p text:style-name="P10"><text:bookmark-start text:name="__RefHeading__4042_530245620"/>Szczecin 201<text:span text:style-name="T7">6</text:span><text:bookmark-end text:name="__RefHeading__4042_530245620"/></text:p>
      <text:p text:style-name="Standard"/>
      <text:p text:style-name="P31">Studying the impact of <text:span text:style-name="T15">n</text:span>etwork code optimization <text:span text:style-name="T15">of </text:span>mobile application on energy consumption</text:p>
      <text:p text:style-name="P30"/>
      <text:p text:style-name="P32"><text:tab/>Network communication consumes considerable <text:span text:style-name="T16">amount of </text:span>energy <text:span text:style-name="T16">on </text:span>mobile phone<text:span text:style-name="T16">s</text:span>.<text:line-break/><text:span text:style-name="T16">M</text:span>ost expensive is the moment when the radio goes from sleep into a state of activity <text:span text:style-name="T16">and continues in this state.</text:span> <text:span text:style-name="T16">A </text:span>situation <text:span text:style-name="T16">when small packages of data are transfered can have a negative impact on</text:span> the battery. The aim of the work is to study the impact of optimizing network communication<text:line-break/><text:span text:style-name="T16">of a </text:span>mobile application on the battery <text:span text:style-name="T16">lifetime</text:span>.</text:p>
      <text:p text:style-name="P32"/>
      <text:p text:style-name="P35"><text:span text:style-name="T14">Scope of work:</text:span></text:p>
      <text:list xml:id="list2624768320388623228" text:style-name="L1">
        <text:list-item>
          <text:p text:style-name="P33">Analysis of the impact of the application on energy consumption</text:p>
        </text:list-item>
        <text:list-item>
          <text:p text:style-name="P33">Implementation of applications with <text:span text:style-name="T17">and with</text:span>out optimization <text:span text:style-name="T17">and</text:span> study its effect on <text:span text:style-name="T17">lifetime of </text:span>batterie</text:p>
        </text:list-item>
        <text:list-item>
          <text:p text:style-name="P33">The development of <text:span text:style-name="T18">a </text:span>librar<text:span text:style-name="T18">y</text:span> to facilitate the implementation of optimized network communication</text:p>
        </text:list-item>
        <text:list-item>
          <text:p text:style-name="P33">Conclusions</text:p>
          <text:p text:style-name="P34"/>
        </text:list-item>
      </text:list>
      <text:p text:style-name="P29"/>
      <text:p text:style-name="P3"/>
      <text:p text:style-name="P19">OŚWIADCZENIE </text:p>
      <text:p text:style-name="P3"/>
      <text:p text:style-name="P4"><text:tab/>Oświadczam, że przedkładaną pracę <text:span text:style-name="T8">magisterską</text:span> kończącą studia napisałem </text:p>
      <text:p text:style-name="P4">samodzielnie. Oznacza to, że przy pisaniu pracy poza niezbędnymi konsultacjami, nie </text:p>
      <text:p text:style-name="P4">korzystałem z pomocy innych osób, a w szczególności nie zlecałem opracowania rozprawy lub </text:p>
      <text:p text:style-name="P4">jej części innym osobom, ani nie odpisywałem rozprawy lub jej części od innych osób. </text:p>
      <text:p text:style-name="P4">Potwierdzam też zgodność wersji papierowej i elektronicznej złożonej pracy. </text:p>
      <text:p text:style-name="P4">Mam świadomość, że poświadczenie nieprawdy będzie w tym przypadku skutkowało cofnięciem </text:p>
      <text:p text:style-name="P4">decyzji o wydaniu dyplomu.</text:p>
      <text:p text:style-name="P18"/>
      <text:p text:style-name="P3"/>
      <text:p text:style-name="P6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5"><text:a xlink:type="simple" xlink:href="#__RefHeading__4069_530245620" text:style-name="Index_20_Link" text:visited-style-name="Index_20_Link">1. Wstęp<text:tab/>5</text:a></text:p>
          <text:p text:style-name="P25"><text:a xlink:type="simple" xlink:href="#__RefHeading__4071_530245620" text:style-name="Index_20_Link" text:visited-style-name="Index_20_Link">2. Badanie aplikacji<text:tab/>6</text:a></text:p>
          <text:p text:style-name="P25"><text:a xlink:type="simple" xlink:href="#__RefHeading__4073_530245620" text:style-name="Index_20_Link" text:visited-style-name="Index_20_Link">3. Implementacja biblioteki<text:tab/>7</text:a></text:p>
          <text:p text:style-name="P25"><text:a xlink:type="simple" xlink:href="#__RefHeading__4075_530245620" text:style-name="Index_20_Link" text:visited-style-name="Index_20_Link">4. Wnioski<text:tab/>8</text:a></text:p>
        </text:index-body>
      </text:table-of-content>
      <text:p text:style-name="P2"/>
      <text:h text:style-name="P38" text:outline-level="1"><text:bookmark-start text:name="__RefHeading__4069_530245620"/>1. Wstęp<text:bookmark-end text:name="__RefHeading__4069_530245620"/></text:h>
      <text:p text:style-name="P12"/>
      <text:p text:style-name="Standard"><text:tab/><text:span text:style-name="T13">Inspiracją do podjęcia takiego tematu pracy jest fakt iż autor jest fascynatem wszelkiego rodzaju technologii związanych z programowaniem i elektroniką. Jako hobby bawi się w programowanie urządzeń mobilnych opartych o system operacyjny Android, oraz film zamieszczony przez pracowników korporacji Google z cyklu Android Performance Patterns.</text:span></text:p>
      <text:p text:style-name="Standard"><text:a xlink:type="simple" xlink:href="https://www.youtube.com/watch?v=fEEulSk1kNY">https://www.youtube.com/watch?v=fEEulSk1kNY</text:a><text:span text:style-name="T11"> </text:span><text:span text:style-name="T12"><text:s text:c="2"/>[dostęp z dnia 2015-10-23 20:35]</text:span></text:p>
      <text:p text:style-name="Standard"/>
      <text:p text:style-name="P17"><text:span text:style-name="T12">[</text:span><text:span text:style-name="T11">opis filmu]</text:span></text:p>
      <text:p text:style-name="P27">[co ciekawego?]</text:p>
      <text:h text:style-name="P40" text:outline-level="2">1.1. Cel i zakres pracy</text:h>
      <text:p text:style-name="P15">Cel pracy:<text:tab/></text:p>
      <text:p text:style-name="P16"><text:tab/>Komunikacja sieciowa powoduje znaczne zużycie energii telefonu komórkowego. Najbardziej kosztowny jest moment gdy radio przechodzi ze stanu uśpienia w stan aktywności, dlatego sytuacja gdy często przesyłamy małe porcje informacji jest mało korzystna dla baterii. Celem pracy jest badanie wpływu optymalizacji komunikacji sieciowej aplikacji mobilnej na zużycie energii baterii telefonu. </text:p>
      <text:p text:style-name="P22"/>
      <text:p text:style-name="P14">Zakres pracy:<text:tab/></text:p>
      <text:list xml:id="list3564995127075217627" text:style-name="WW8Num3">
        <text:list-item>
          <text:p text:style-name="P28">Analiza wpływu aplikacji na zużycie energii</text:p>
        </text:list-item>
        <text:list-item>
          <text:p text:style-name="P28">Implementacja aplikacji bez optymalizacji i z optymalizacją oraz badanie jej wpływu na czas „życia” baterii</text:p>
        </text:list-item>
        <text:list-item>
          <text:p text:style-name="P28">Opracowanie <text:span text:style-name="T10">biblioteki ułatwiającej implementację zoptymalizowanej komunikacji sieciowej</text:span></text:p>
        </text:list-item>
        <text:list-item>
          <text:p text:style-name="P28">Wnioski końcowe</text:p>
          <text:p text:style-name="P28"/>
        </text:list-item>
      </text:list>
      <text:h text:style-name="P40" text:outline-level="2">1.2. Opis komunikacji przy pomocy radia w telefonie komórkowym</text:h>
      <text:p text:style-name="P24">[sprostować cel pracy... opisać co naprawdę jest kosztowne, opisać wszystkie ograniczenia jakie będą poczynione podczas badań]</text:p>
      <text:p text:style-name="P23">[można ze strony developers.android]</text:p>
      <text:h text:style-name="P40" text:outline-level="2">1.3. Sposób przeprowadzenia badań</text:h>
      <text:h text:style-name="P38" text:outline-level="1"><text:bookmark-start text:name="__RefHeading__4071_530245620"/>2. Badanie aplikacji<text:bookmark-end text:name="__RefHeading__4071_530245620"/></text:h>
      <text:h text:style-name="P38" text:outline-level="1"><text:bookmark-start text:name="__RefHeading__4073_530245620"/>3. Implementacja biblioteki<text:bookmark-end text:name="__RefHeading__4073_530245620"/></text:h>
      <text:h text:style-name="P38" text:outline-level="1"><text:bookmark-start text:name="__RefHeading__4075_530245620"/>4. Wnioski<text:bookmark-end text:name="__RefHeading__4075_53024562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Times" svg:font-family="Times"/>
    <style:font-face style:name="Times1" svg:font-family="Times" style:font-family-generic="roman"/>
    <style:font-face style:name="OpenSymbol2" svg:font-family="OpenSymbol, 'Courier New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l" fo:country="PL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l" fo:country="PL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3z0" style:family="text">
      <style:text-properties style:font-name="Symbol" fo:font-family="Symbol" style:font-pitch="variable" fo:language="en" fo:country="US" style:font-name-complex="OpenSymbol2" style:font-family-complex="OpenSymbol, 'Courier New'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zczecin 2016<text:tab/><text:tab/><text:page-number text:select-page="current">8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TualatriX</meta:initial-creator>
    <meta:creation-date>2008-02-15T12:08:28</meta:creation-date>
    <meta:editing-cycles>314</meta:editing-cycles>
    <meta:editing-duration>P2DT5H51M</meta:editing-duration>
    <dc:date>2016-03-26T14:28:02.579415364</dc:date>
    <meta:printed-by>M R</meta:printed-by>
    <meta:print-date>2012-09-14T13:32:12.93</meta:print-date>
    <meta:document-statistic meta:table-count="0" meta:image-count="1" meta:object-count="0" meta:page-count="8" meta:paragraph-count="55" meta:word-count="448" meta:character-count="3265" meta:non-whitespace-character-count="2821"/>
    <meta:user-defined meta:name="Info 1"/>
    <meta:user-defined meta:name="Info 2"/>
    <meta:user-defined meta:name="Info 3"/>
    <meta:user-defined meta:name="Info 4"/>
  </office:meta>
</office:document-meta>
</file>